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13e7d" officeooo:paragraph-rsid="00113e7d" style:font-weight-asian="bold" style:font-weight-complex="bold"/>
    </style:style>
    <style:style style:name="P2" style:family="paragraph" style:parent-style-name="Standard">
      <style:text-properties officeooo:rsid="0026641e" officeooo:paragraph-rsid="0026641e"/>
    </style:style>
    <style:style style:name="P3" style:family="paragraph" style:parent-style-name="Standard">
      <style:text-properties officeooo:rsid="00284ab9" officeooo:paragraph-rsid="00284ab9"/>
    </style:style>
    <style:style style:name="P4" style:family="paragraph" style:parent-style-name="Standard">
      <style:text-properties officeooo:rsid="002a4474" officeooo:paragraph-rsid="002ced0d"/>
    </style:style>
    <style:style style:name="P5" style:family="paragraph" style:parent-style-name="Standard">
      <style:text-properties officeooo:rsid="002a4474" officeooo:paragraph-rsid="00326ed7"/>
    </style:style>
    <style:style style:name="P6" style:family="paragraph" style:parent-style-name="Standard">
      <style:text-properties officeooo:paragraph-rsid="002d8d34"/>
    </style:style>
    <style:style style:name="P7" style:family="paragraph" style:parent-style-name="Standard">
      <style:text-properties style:text-underline-style="none" fo:font-weight="normal" officeooo:rsid="00159e81" officeooo:paragraph-rsid="00326ed7" style:font-weight-asian="normal" style:font-weight-complex="normal"/>
    </style:style>
    <style:style style:name="T1" style:family="text">
      <style:text-properties officeooo:rsid="002a4474"/>
    </style:style>
    <style:style style:name="T2" style:family="text">
      <style:text-properties style:text-position="sub 58%"/>
    </style:style>
    <style:style style:name="T3" style:family="text">
      <style:text-properties style:text-position="super 58%"/>
    </style:style>
    <style:style style:name="T4" style:family="text">
      <style:text-properties style:text-position="super 58%" fo:language="zxx" fo:country="none" officeooo:rsid="002a4474" style:language-asian="zxx" style:country-asian="none" style:language-complex="zxx" style:country-complex="none"/>
    </style:style>
    <style:style style:name="T5" style:family="text">
      <style:text-properties officeooo:rsid="002ae238"/>
    </style:style>
    <style:style style:name="T6" style:family="text">
      <style:text-properties officeooo:rsid="002cd4c1"/>
    </style:style>
    <style:style style:name="T7" style:family="text">
      <style:text-properties officeooo:rsid="002ced0d"/>
    </style:style>
    <style:style style:name="T8" style:family="text">
      <style:text-properties fo:language="zxx" fo:country="none" officeooo:rsid="002d8d34" style:language-asian="zxx" style:country-asian="none" style:language-complex="zxx" style:country-complex="none"/>
    </style:style>
    <style:style style:name="T9" style:family="text">
      <style:text-properties fo:language="zxx" fo:country="none" officeooo:rsid="002d8d34" style:language-asian="zxx" style:country-asian="none" style:language-complex="zxx" style:country-complex="none" loext:padding="0cm" loext:border="none"/>
    </style:style>
    <style:style style:name="T10" style:family="text">
      <style:text-properties fo:language="zxx" fo:country="none" officeooo:rsid="002a4474" style:language-asian="zxx" style:country-asian="none" style:language-complex="zxx" style:country-complex="none"/>
    </style:style>
    <style:style style:name="T11" style:family="text">
      <style:text-properties fo:language="zxx" fo:country="none" officeooo:rsid="002f10e7" style:language-asian="zxx" style:country-asian="none" style:language-complex="zxx" style:country-complex="none"/>
    </style:style>
    <style:style style:name="T12" style:family="text">
      <style:text-properties officeooo:rsid="002f10e7"/>
    </style:style>
    <style:style style:name="T13" style:family="text">
      <style:text-properties fo:language="en" fo:country="US" officeooo:rsid="002d8d34" style:language-asian="zxx" style:country-asian="none" style:language-complex="zxx" style:country-complex="none" loext:padding="0cm" loext:border="none"/>
    </style:style>
    <style:style style:name="T14" style:family="text">
      <style:text-properties officeooo:rsid="003287b2"/>
    </style:style>
    <style:style style:name="T15" style:family="text">
      <style:text-properties officeooo:rsid="00366ae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les</text:p>
      <text:p text:style-name="Standard"/>
      <text:p text:style-name="P2">A mole is the amount of a substance, a simplified way to write the number of particles equal to <draw:frame draw:style-name="fr2" draw:name="Object2" text:anchor-type="as-char" svg:width="3.554cm" svg:height="0.527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2"/>
      <text:p text:style-name="P6"><text:span text:style-name="T13">Molar mass (M) is the mass per mole, and has the units of</text:span><text:span text:style-name="T8"> </text:span><text:span text:style-name="T10">g mol</text:span><text:span text:style-name="T4">-1</text:span><text:span text:style-name="T5">.</text:span><text:span text:style-name="T1"> </text:span></text:p>
      <text:p text:style-name="P4"/>
      <text:p text:style-name="P4"><text:span text:style-name="T14">T</text:span>he relative molecular mass <text:span text:style-name="T14">is </text:span>the mass compared to a molecule of carbon-12. </text:p>
      <text:p text:style-name="Standard"/>
      <text:p text:style-name="P3">The formula to calculate moles is:<draw:frame draw:style-name="fr1" draw:name="Object1" text:anchor-type="as-char" svg:y="-0.757cm" svg:width="4.344cm" svg:height="0.998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3"/>
      <text:p text:style-name="P5">This means that 1 mole of hydrogen atoms (H) has 6.02x10<text:span text:style-name="T3">23</text:span> atoms, but 1 mole of hydrogen molecules (H<text:span text:style-name="T2">2</text:span>) has 1.204 x 10<text:span text:style-name="T3">24</text:span> atoms (double the atoms because hydrogen is <text:span text:style-name="T15">a </text:span>diatomic <text:span text:style-name="T15">molecule</text:span>). </text:p>
      <text:p text:style-name="P5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20M47S</meta:editing-duration>
    <meta:editing-cycles>35</meta:editing-cycles>
    <meta:generator>LibreOffice/7.0.3.1$Linux_X86_64 LibreOffice_project/00$Build-1</meta:generator>
    <dc:date>2020-11-22T09:34:43.991076096</dc:date>
    <meta:document-statistic meta:table-count="0" meta:image-count="0" meta:object-count="2" meta:page-count="1" meta:paragraph-count="6" meta:word-count="87" meta:character-count="466" meta:non-whitespace-character-count="38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i mathvariant="italic">Moles</mi>
      <mo stretchy="false">=</mo>
      <mfrac>
        <mrow>
          <mi mathvariant="italic">Substance</mi>
          <mi mathvariant="italic">mass</mi>
        </mrow>
        <mrow>
          <mi mathvariant="italic">Molar</mi>
          <mi mathvariant="italic">mass</mi>
        </mrow>
      </mfrac>
    </mrow>
    <annotation encoding="StarMath 5.0">Moles = {Substance mass} over {Molar mass}</annotation>
  </semantics>
</math>
</file>

<file path=Object 2/content.xml><?xml version="1.0" encoding="utf-8"?>
<math xmlns="http://www.w3.org/1998/Math/MathML" display="block">
  <semantics>
    <mrow>
      <mrow>
        <mn>6.02</mn>
        <mo stretchy="false">×</mo>
        <msup>
          <mn>10</mn>
          <mn>23</mn>
        </msup>
      </mrow>
      <mi mathvariant="italic">particles</mi>
    </mrow>
    <annotation encoding="StarMath 5.0">6.02 times 10^23 particles</annotation>
  </semantics>
</math>
</file>